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767cm" fo:min-width="18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703cm" fo:min-width="7.40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4.58cm"/>
    </style:style>
    <style:style style:name="gr4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0.258cm" fo:min-width="3.056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4.576cm" fo:min-width="4.45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18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3.183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147cm" fo:min-width="2.8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441cm"/>
    </style:style>
    <style:style style:name="gr12" style:family="graphic" style:parent-style-name="standard">
      <style:graphic-properties draw:stroke="dash" draw:stroke-dash="Fine_20_Dashed" svg:stroke-color="#000000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644cm" fo:min-width="2.92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929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782cm" fo:min-width="2.04cm"/>
    </style:style>
    <style:style style:name="gr16" style:family="graphic" style:parent-style-name="standard">
      <style:graphic-properties svg:stroke-color="#111111" draw:fill-color="#ffffff" draw:textarea-horizontal-align="justify" draw:textarea-vertical-align="middle" draw:auto-grow-height="false" fo:min-height="0.727cm" fo:min-width="0.68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098cm" fo:min-width="0.739cm"/>
    </style:style>
    <style:style style:name="gr18" style:family="graphic" style:parent-style-name="standard">
      <style:graphic-properties svg:stroke-color="#111111" draw:fill-color="#ffffff" draw:textarea-horizontal-align="justify" draw:textarea-vertical-align="middle" draw:auto-grow-height="false" fo:min-height="0.564cm" fo:min-width="0.477cm"/>
    </style:style>
    <style:style style:name="gr19" style:family="graphic" style:parent-style-name="objectwithoutfill">
      <style:graphic-properties draw:stroke="dash" draw:stroke-dash="_33__20_Dashes_20_3_20_Dots_20__28_var_29_" draw:marker-end="Symmetric_20_Arrow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_33__20_Dashes_20_3_20_Dots_20__28_var_29_" draw:marker-start="Symmetric_20_Arrow" draw:marker-start-width="0.3cm" draw:marker-end="Symmetric_20_Arrow" draw:marker-end-width="0.3cm" draw:fill="none" draw:textarea-vertical-align="middle"/>
    </style:style>
    <style:style style:name="gr21" style:family="graphic" style:parent-style-name="objectwithoutfill">
      <style:graphic-properties draw:marker-end="Symmetric_20_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2.96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3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91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93cm"/>
    </style:style>
    <style:style style:name="gr2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6.636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219cm" fo:min-width="0.38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4cm" fo:min-width="0cm"/>
    </style:style>
    <style:style style:name="gr32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34" style:family="graphic" style:parent-style-name="objectwithoutfill">
      <style:graphic-properties draw:stroke="dash" draw:stroke-dash="_33__20_Dashes_20_3_20_Dots_20__28_var_29_" svg:stroke-color="#000000" draw:marker-end="Symmetric_20_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26cm"/>
    </style:style>
    <style:style style:name="gr36" style:family="graphic" style:parent-style-name="standard">
      <style:graphic-properties svg:stroke-color="#000000" draw:opacity="0%" draw:textarea-horizontal-align="justify" draw:textarea-vertical-align="middle" draw:auto-grow-height="false" fo:min-height="4.521cm" fo:min-width="16.529cm"/>
    </style:style>
    <style:style style:name="gr3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38" style:family="graphic" style:parent-style-name="standard">
      <style:graphic-properties svg:stroke-color="#000000" draw:opacity="0%" draw:textarea-horizontal-align="justify" draw:textarea-vertical-align="middle" draw:auto-grow-height="false" fo:min-height="15.216cm" fo:min-width="20.826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2.04cm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2.04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2.421cm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845cm" fo:min-width="2.04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1.816cm" fo:min-width="2.421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2.421cm"/>
    </style:style>
    <style:style style:name="gr4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28cm" fo:min-width="1.206cm"/>
    </style:style>
    <style:style style:name="gr46" style:family="graphic" style:parent-style-name="standard">
      <style:graphic-properties svg:stroke-color="#bf0041" draw:fill="solid" draw:fill-color="#ff0000" draw:textarea-horizontal-align="justify" draw:textarea-vertical-align="middle" draw:auto-grow-height="false" fo:min-height="0cm" fo:min-width="0cm"/>
    </style:style>
    <style:style style:name="gr4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48" style:family="graphic" style:parent-style-name="standard">
      <style:graphic-properties draw:textarea-horizontal-align="justify" draw:textarea-vertical-align="middle" draw:auto-grow-height="false" fo:min-height="0.084cm" fo:min-width="0cm"/>
    </style:style>
    <style:style style:name="gr49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svg:stroke-color="#4e102d" draw:fill-color="#8d1d75" draw:textarea-horizontal-align="justify" draw:textarea-vertical-align="middle" draw:auto-grow-height="false" fo:min-height="0.085cm" fo:min-width="0cm"/>
    </style:style>
    <style:style style:name="gr51" style:family="graphic" style:parent-style-name="standard">
      <style:graphic-properties draw:fill-color="#ff5429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2.929cm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54" style:family="graphic" style:parent-style-name="standard">
      <style:graphic-properties svg:stroke-color="#000000" draw:fill-color="#000000" draw:textarea-horizontal-align="justify" draw:textarea-vertical-align="middle" draw:auto-grow-height="false" fo:min-height="0.13cm" fo:min-width="0.135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802cm"/>
    </style:style>
    <style:style style:name="gr5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5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58" style:family="graphic" style:parent-style-name="standard">
      <style:graphic-properties svg:stroke-color="#000000" draw:marker-end="Symmetric_20_Arrow" draw:textarea-vertical-align="middle"/>
    </style:style>
    <style:style style:name="gr59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131cm" fo:min-width="0.389cm"/>
    </style:style>
    <style:style style:name="gr6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056cm" fo:min-width="0.27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6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84cm"/>
    </style:style>
    <style:style style:name="gr6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6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47cm" fo:min-width="1.25cm"/>
    </style:style>
    <style:style style:name="gr6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6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6.763cm"/>
    </style:style>
    <style:style style:name="gr68" style:family="graphic" style:parent-style-name="objectwithoutfill">
      <style:graphic-properties draw:stroke="dash" draw:stroke-dash="_33__20_Dashes_20_3_20_Dots_20__28_var_29_" svg:stroke-color="#000000" draw:marker-start="Arrow" draw:marker-end="Symmetric_20_Arrow" draw:marker-end-width="0.3cm" draw:fill="none" draw:textarea-vertical-align="middle"/>
    </style:style>
    <style:style style:name="gr6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7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131cm" fo:min-width="0.262cm"/>
    </style:style>
    <style:style style:name="gr7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7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7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7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75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7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602cm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7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3cm"/>
    </style:style>
    <style:style style:name="gr8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8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8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8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86" style:family="graphic" style:parent-style-name="standard">
      <style:graphic-properties svg:stroke-color="#000000" draw:opacity="0%" draw:textarea-horizontal-align="justify" draw:textarea-vertical-align="middle" draw:auto-grow-height="false" fo:min-height="5.703cm" fo:min-width="16.529cm"/>
    </style:style>
    <style:style style:name="gr87" style:family="graphic" style:parent-style-name="standard">
      <style:graphic-properties svg:stroke-color="#000000" draw:opacity="0%" draw:textarea-horizontal-align="justify" draw:textarea-vertical-align="middle" draw:auto-grow-height="false" fo:min-height="18.75cm" fo:min-width="27.2cm"/>
    </style:style>
    <style:style style:name="gr8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8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90" style:family="graphic" style:parent-style-name="objectwithoutfill">
      <style:graphic-properties draw:marker-end="Square_20_45" draw:marker-end-width="0.3cm" draw:fill="none" draw:textarea-vertical-align="middle"/>
    </style:style>
    <style:style style:name="gr9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92" style:family="graphic" style:parent-style-name="objectwithoutfill">
      <style:graphic-properties draw:marker-end="Arrow" draw:marker-end-width="0.3cm" draw:fill="none" draw:textarea-vertical-align="middle"/>
    </style:style>
    <style:style style:name="gr9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opacity="50%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9pt" style:font-size-asian="9pt" style:font-size-complex="9pt"/>
    </style:style>
    <style:style style:name="P1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opacity="0%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ff0000"/>
      <style:paragraph-properties fo:text-align="center"/>
    </style:style>
    <style:style style:name="P17" style:family="paragraph">
      <loext:graphic-properties draw:fill-color="#ffff00"/>
      <style:paragraph-properties fo:text-align="center"/>
    </style:style>
    <style:style style:name="P18" style:family="paragraph">
      <loext:graphic-properties draw:fill-color="#8d1d75"/>
      <style:paragraph-properties fo:text-align="center"/>
    </style:style>
    <style:style style:name="P19" style:family="paragraph">
      <loext:graphic-properties draw:fill-color="#ff5429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ffffff" draw:opacity="0%"/>
      <style:paragraph-properties fo:text-align="center"/>
      <style:text-properties fo:font-size="7pt" style:font-size-asian="7pt" style:font-size-complex="7pt"/>
    </style:style>
    <style:style style:name="P22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9.01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909cm" svg:height="4.953cm" svg:x="1.992cm" svg:y="3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0.889cm" svg:x="3.406cm" svg:y="8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.556cm" svg:height="0.508cm" svg:x="3.551cm" svg:y="2.318cm">
          <text:p text:style-name="P3"><text:span text:style-name="T1">EyeTracke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0.389cm" svg:x1="9.901cm" svg:y1="5.937cm" svg:x2="5.329cm" svg:y2="2.318cm" draw:start-shape="id1" draw:start-glue-point="1" draw:end-shape="id2" draw:end-glue-point="0" svg:d="M9901 5937h889v-4120h-5461v501" svg:viewBox="0 0 5462 4121">
          <text:p/>
        </draw:connector>
        <draw:custom-shape draw:style-name="gr6" draw:text-style-name="P2" xml:id="id5" draw:id="id5" draw:layer="layout" svg:width="4.953cm" svg:height="4.826cm" svg:x="14.362cm" svg:y="3.207cm">
          <text:p text:style-name="P3"><text:span text:style-name="T2">Servidor (AWS)</text:span></text:p>
          <text:p text:style-name="P3"><text:span text:style-name="T2">EYE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4" draw:id="id4" draw:layer="layout" svg:width="3.683cm" svg:height="1.27cm" svg:x="2.408cm" svg:y="3.842cm">
          <text:p text:style-name="P3"><text:span text:style-name="T1">ET Serv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" draw:id="id3" draw:layer="layout" svg:width="3.683cm" svg:height="1.016cm" svg:x="2.408cm" svg:y="6.89cm">
          <text:p text:style-name="P3"><text:span text:style-name="T1">EYEEXP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02cm" svg:height="1.397cm" svg:x="6.345cm" svg:y="5.112cm">
          <text:p text:style-name="P3"><text:span text:style-name="T1">Computadora</text:span></text:p>
          <text:p text:style-name="P3"><text:span text:style-name="T1">Local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.249cm" svg:y1="6.89cm" svg:x2="4.249cm" svg:y2="5.112cm" draw:start-shape="id3" draw:start-glue-point="0" draw:end-shape="id4" draw:end-glue-point="2" svg:d="M4249 6890v-1778" svg:viewBox="0 0 1 1779">
          <text:p/>
        </draw:connector>
        <draw:frame draw:style-name="gr10" draw:text-style-name="P6" draw:layer="layout" svg:width="1.941cm" svg:height="0.963cm" svg:x="8.595cm" svg:y="0.921cm">
          <draw:text-box>
            <text:p text:style-name="P3"><text:span text:style-name="T1">Conexión </text:span></text:p>
            <text:p text:style-name="P3"><text:span text:style-name="T1">USB</text:span></text:p>
          </draw:text-box>
        </draw:frame>
        <draw:frame draw:style-name="gr11" draw:text-style-name="P6" draw:layer="layout" svg:width="1.941cm" svg:height="1.319cm" svg:x="4.694cm" svg:y="5.546cm">
          <draw:text-box>
            <text:p text:style-name="P3"><text:span text:style-name="T1">Conexión </text:span></text:p>
            <text:p text:style-name="P3"><text:span text:style-name="T1">TCP/IP</text:span></text:p>
            <text:p text:style-name="P3"><text:span text:style-name="T1">(Interna)</text:span></text:p>
          </draw:text-box>
        </draw:frame>
        <draw:connector draw:style-name="gr12" draw:text-style-name="P3" draw:layer="layout" draw:line-skew="1.58cm" svg:x1="6.091cm" svg:y1="7.398cm" svg:x2="16.838cm" svg:y2="8.033cm" draw:start-shape="id3" draw:start-glue-point="1" draw:end-shape="id5" draw:end-glue-point="2" svg:d="M6091 7398h5715v1136h5032v-501" svg:viewBox="0 0 10748 1137">
          <text:p/>
        </draw:connector>
        <draw:frame draw:style-name="gr11" draw:text-style-name="P6" draw:layer="layout" svg:width="1.941cm" svg:height="1.319cm" svg:x="12.06cm" svg:y="8.795cm">
          <draw:text-box>
            <text:p text:style-name="P3"><text:span text:style-name="T1">Conexión </text:span></text:p>
            <text:p text:style-name="P3"><text:span text:style-name="T1">TCP/IP</text:span></text:p>
            <text:p text:style-name="P3"><text:span text:style-name="T1">(Externa)</text:span></text:p>
          </draw:text-box>
        </draw:frame>
      </draw:page>
      <draw:page draw:name="page2" draw:style-name="dp1" draw:master-page-name="Default">
        <draw:custom-shape draw:style-name="gr13" draw:text-style-name="P5" xml:id="id9" draw:id="id9" draw:layer="layout" svg:width="3.429cm" svg:height="1.894cm" svg:x="5.196cm" svg:y="1.301cm">
          <draw:glue-point draw:id="4" svg:x="-3.158cm" svg:y="5.006cm"/>
          <draw:glue-point draw:id="5" svg:x="2.936cm" svg:y="5.005cm"/>
          <draw:glue-point draw:id="6" svg:x="5.001cm" svg:y="3.067cm"/>
          <text:p text:style-name="P3"><text:span text:style-name="T1">Servidor SSL </text:span></text:p>
          <text:p text:style-name="P3"><text:span text:style-name="T1">(Procesamiento)</text:span></text:p>
          <text:p text:style-name="P3"><text:span text:style-name="T1"><text:s/></text:span><text:span text:style-name="T1">Generador de Matriz</text:span></text:p>
          <text:p text:style-name="P3"><text:span text:style-name="T1">De Datos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7" draw:id="id7" draw:layer="layout" svg:width="3.429cm" svg:height="1.524cm" svg:x="6.511cm" svg:y="8.65cm">
          <text:p text:style-name="P3"><text:span text:style-name="T1">Servidor SSL </text:span></text:p>
          <text:p text:style-name="P3"><text:span text:style-name="T1">Base de Datios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11" draw:id="id11" draw:layer="layout" svg:width="2.54cm" svg:height="2.032cm" svg:x="16.553cm" svg:y="3.574cm">
          <draw:glue-point draw:id="4" svg:x="-2.94cm" svg:y="4.955cm"/>
          <text:p text:style-name="P3"><text:span text:style-name="T1">Análisis</text:span></text:p>
          <text:p text:style-name="P3"><text:span text:style-name="T1">de Matriz</text:span></text:p>
          <text:p text:style-name="P3"><text:span text:style-name="T1">De</text:span></text:p>
          <text:p text:style-name="P3"><text:span text:style-name="T1">Datos</text:span></text:p>
          <draw:enhanced-geometry svg:viewBox="0 0 21600 21600" draw:type="rectangle" draw:enhanced-path="M 0 0 L 21600 0 21600 21600 0 21600 0 0 Z N"/>
        </draw:custom-shape>
        <draw:g xml:id="id8" draw:id="id8">
          <draw:custom-shape draw:style-name="gr16" draw:text-style-name="P1" draw:layer="layout" svg:width="1.18cm" svg:height="0.977cm" svg:x="1.367cm" svg:y="1.48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893cm" svg:height="0.53cm" draw:transform="rotate (-3.14159265358979) translate (2.893cm 3.012cm)">
            <text:p/>
            <draw:enhanced-geometry svg:viewBox="0 0 21600 21600" draw:glue-points="?f6 10800 10800 21600 ?f5 10800 10800 0" draw:text-areas="?f3 ?f3 ?f4 ?f4" draw:type="trapezoid" draw:modifiers="3566.1248930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1" draw:layer="layout" svg:width="0.977cm" svg:height="0.814cm" svg:x="1.467cm" svg:y="1.548cm">
            <text:p/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6" draw:text-style-name="P1" draw:layer="layout" svg:width="1.18cm" svg:height="0.977cm" svg:x="1.551cm" svg:y="8.64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893cm" svg:height="0.53cm" draw:transform="rotate (-3.14159265358979) translate (3.077cm 10.176cm)">
            <text:p/>
            <draw:enhanced-geometry svg:viewBox="0 0 21600 21600" draw:glue-points="?f6 10800 10800 21600 ?f5 10800 10800 0" draw:text-areas="?f3 ?f3 ?f4 ?f4" draw:type="trapezoid" draw:modifiers="3566.1248930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1" draw:layer="layout" svg:width="0.977cm" svg:height="0.814cm" svg:x="1.651cm" svg:y="8.712cm">
            <text:p/>
            <draw:enhanced-geometry svg:viewBox="0 0 21600 21600" draw:type="rectangle" draw:enhanced-path="M 0 0 L 21600 0 21600 21600 0 21600 0 0 Z N"/>
          </draw:custom-shape>
        </draw:g>
        <draw:connector draw:style-name="gr19" draw:text-style-name="P7" draw:layer="layout" svg:x1="3.077cm" svg:y1="9.412cm" svg:x2="6.511cm" svg:y2="9.412cm" draw:start-shape="id6" draw:start-glue-point="1" draw:end-shape="id7" draw:end-glue-point="3" svg:d="M3077 9412h3434" svg:viewBox="0 0 3435 1">
          <text:p/>
        </draw:connector>
        <draw:connector draw:style-name="gr20" draw:text-style-name="P7" draw:layer="layout" svg:x1="2.893cm" svg:y1="2.248cm" svg:x2="5.196cm" svg:y2="2.248cm" draw:start-shape="id8" draw:start-glue-point="1" draw:end-shape="id9" draw:end-glue-point="3" svg:d="M2893 2248h2303" svg:viewBox="0 0 2304 1">
          <text:p/>
        </draw:connector>
        <draw:connector draw:style-name="gr21" draw:text-style-name="P7" draw:layer="layout" svg:x1="7.916cm" svg:y1="3.195cm" svg:x2="11.488cm" svg:y2="6.364cm" draw:start-shape="id9" draw:start-glue-point="5" draw:end-shape="id10" draw:end-glue-point="5" svg:d="M7916 3195v3169h3572" svg:viewBox="0 0 3573 3170">
          <text:p/>
        </draw:connector>
        <draw:connector draw:style-name="gr21" draw:text-style-name="P7" draw:layer="layout" svg:x1="8.624cm" svg:y1="2.828cm" svg:x2="17.823cm" svg:y2="3.574cm" draw:start-shape="id9" draw:start-glue-point="6" draw:end-shape="id11" draw:end-glue-point="0" svg:d="M8624 2828h9199v746" svg:viewBox="0 0 9200 747">
          <text:p/>
        </draw:connector>
        <draw:frame draw:style-name="gr22" draw:text-style-name="P8" draw:layer="layout" svg:width="3.025cm" svg:height="0.607cm" svg:x="7.94cm" svg:y="5.485cm">
          <draw:text-box>
            <text:p><text:span text:style-name="T1">Datos a procesar </text:span></text:p>
          </draw:text-box>
        </draw:frame>
        <draw:frame draw:style-name="gr23" draw:text-style-name="P8" draw:layer="layout" svg:width="3.465cm" svg:height="0.693cm" svg:x="13.019cm" svg:y="3.069cm">
          <draw:text-box>
            <text:p><text:span text:style-name="T1">Matrices de Datos</text:span></text:p>
          </draw:text-box>
        </draw:frame>
        <draw:connector draw:style-name="gr21" draw:text-style-name="P7" draw:layer="layout" svg:x1="19.093cm" svg:y1="4.59cm" svg:x2="20.464cm" svg:y2="7.796cm" draw:start-shape="id11" draw:start-glue-point="1" draw:end-shape="id12" draw:end-glue-point="5" svg:d="M19093 4590h1371v3206" svg:viewBox="0 0 1372 3207">
          <text:p/>
        </draw:connector>
        <draw:connector draw:style-name="gr21" draw:text-style-name="P7" draw:layer="layout" draw:line-skew="1.27cm" svg:x1="17.823cm" svg:y1="5.606cm" svg:x2="5.828cm" svg:y2="3.195cm" draw:start-shape="id11" draw:start-glue-point="2" draw:end-shape="id9" draw:end-glue-point="4" svg:d="M17823 5606v1771h-11995v-4182" svg:viewBox="0 0 11996 4183">
          <text:p/>
        </draw:connector>
        <draw:frame draw:style-name="gr24" draw:text-style-name="P8" draw:layer="layout" svg:width="1.637cm" svg:height="0.607cm" svg:x="15.703cm" svg:y="6.685cm">
          <draw:text-box>
            <text:p><text:span text:style-name="T1">Reporte</text:span></text:p>
          </draw:text-box>
        </draw:frame>
        <draw:frame draw:style-name="gr25" draw:text-style-name="P8" draw:layer="layout" svg:width="3.415cm" svg:height="0.607cm" svg:x="19.012cm" svg:y="3.898cm">
          <draw:text-box>
            <text:p><text:span text:style-name="T1">Variables de analisis</text:span></text:p>
          </draw:text-box>
        </draw:frame>
        <draw:connector draw:style-name="gr21" draw:text-style-name="P7" draw:layer="layout" svg:x1="9.94cm" svg:y1="9.412cm" svg:x2="20.02cm" svg:y2="8.24cm" draw:start-shape="id7" draw:start-glue-point="1" draw:end-shape="id12" draw:end-glue-point="6" svg:d="M9940 9412h5039v-1172h5041" svg:viewBox="0 0 10081 1173">
          <text:p/>
        </draw:connector>
        <draw:frame draw:style-name="gr26" draw:text-style-name="P9" draw:layer="layout" svg:width="2.293cm" svg:height="0.801cm" svg:x="2.879cm" svg:y="1.063cm">
          <draw:text-box>
            <text:p text:style-name="P3"><text:span text:style-name="T3">TCP/IP (SSL)</text:span></text:p>
            <text:p text:style-name="P3"><text:span text:style-name="T3">(Procesamiento)</text:span></text:p>
          </draw:text-box>
        </draw:frame>
        <draw:frame draw:style-name="gr26" draw:text-style-name="P9" draw:layer="layout" svg:width="2.293cm" svg:height="0.801cm" svg:x="3.369cm" svg:y="8.391cm">
          <draw:text-box>
            <text:p text:style-name="P3"><text:span text:style-name="T3">TCP/IP (SSL)</text:span></text:p>
            <text:p text:style-name="P3"><text:span text:style-name="T3">(Base de Datos)</text:span></text:p>
          </draw:text-box>
        </draw:frame>
        <draw:custom-shape draw:style-name="gr27" draw:text-style-name="P10" draw:layer="layout" svg:width="0.803cm" svg:height="0.762cm" svg:x="2.233cm" svg:y="13.75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28" draw:text-style-name="P8" draw:layer="layout" svg:width="7.136cm" svg:height="1.319cm" svg:x="3.626cm" svg:y="13.245cm">
          <draw:text-box>
            <text:p><text:span text:style-name="T4">Salida de Unidad de Software</text:span><text:span text:style-name="T1">: </text:span></text:p>
            <text:p><text:span text:style-name="T1">Sistema de almacenamiento permanente para </text:span></text:p>
            <text:p><text:span text:style-name="T1">datos sin procesar</text:span></text:p>
          </draw:text-box>
        </draw:frame>
        <draw:custom-shape draw:style-name="gr29" draw:text-style-name="P5" draw:layer="layout" svg:width="0.889cm" svg:height="0.889cm" svg:x="2.145cm" svg:y="15.07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0" draw:text-style-name="P8" draw:layer="layout" svg:width="6.957cm" svg:height="0.963cm" svg:x="3.674cm" svg:y="15cm">
          <draw:text-box>
            <text:p><text:span text:style-name="T4">Salida de Unidad de software: </text:span></text:p>
            <text:p><text:span text:style-name="T1">Base de datos global</text:span></text:p>
          </draw:text-box>
        </draw:frame>
        <draw:frame draw:style-name="gr31" draw:text-style-name="P12" draw:layer="layout" svg:width="6.492cm" svg:height="0.964cm" svg:x="3.601cm" svg:y="12.021cm">
          <draw:text-box>
            <text:p text:style-name="P11"><text:span text:style-name="T4">Entrada/Salida de Unidad de Software</text:span><text:span text:style-name="T1">: Instancia del EYEEXP</text:span></text:p>
          </draw:text-box>
        </draw:frame>
        <draw:line draw:style-name="gr32" draw:text-style-name="P7" draw:layer="layout" svg:x1="10.791cm" svg:y1="12.27cm" svg:x2="12.605cm" svg:y2="12.27cm">
          <text:p/>
        </draw:line>
        <draw:frame draw:style-name="gr33" draw:text-style-name="P8" draw:layer="layout" svg:width="5.83cm" svg:height="1.319cm" svg:x="12.804cm" svg:y="11.968cm">
          <draw:text-box>
            <text:p><text:span text:style-name="T5">Entrada/Salida de unidad software: </text:span></text:p>
            <text:p><text:span text:style-name="T1">Variables intermedia del programa </text:span></text:p>
          </draw:text-box>
        </draw:frame>
        <draw:line draw:style-name="gr32" draw:text-style-name="P7" draw:layer="layout" svg:x1="12.605cm" svg:y1="12.77cm" svg:x2="10.791cm" svg:y2="12.77cm">
          <text:p/>
        </draw:line>
        <draw:frame draw:style-name="gr33" draw:text-style-name="P8" draw:layer="layout" svg:width="5.83cm" svg:height="1.319cm" svg:x="12.78cm" svg:y="13.653cm">
          <draw:text-box>
            <text:p><text:span text:style-name="T5">Entrada/Salida de unidad software: </text:span></text:p>
            <text:p><text:span text:style-name="T1">Conexión TCP/IP utilizando SSL contra el EYEEXP</text:span></text:p>
          </draw:text-box>
        </draw:frame>
        <draw:line draw:style-name="gr34" draw:text-style-name="P7" draw:layer="layout" svg:x1="10.791cm" svg:y1="14.07cm" svg:x2="12.605cm" svg:y2="14.07cm">
          <text:p/>
        </draw:line>
        <draw:frame draw:style-name="gr35" draw:text-style-name="P13" draw:layer="layout" svg:width="2.526cm" svg:height="0.725cm" svg:x="1.528cm" svg:y="10.696cm">
          <draw:text-box>
            <text:p><text:span text:style-name="T6">LEYENDA</text:span></text:p>
          </draw:text-box>
        </draw:frame>
        <draw:custom-shape draw:style-name="gr36" draw:text-style-name="P14" draw:layer="layout" svg:width="17.029cm" svg:height="4.771cm" svg:x="1.588cm" svg:y="11.392cm">
          <text:p/>
          <draw:enhanced-geometry svg:viewBox="0 0 21600 21600" draw:type="rectangle" draw:enhanced-path="M 0 0 L 21600 0 21600 21600 0 21600 0 0 Z N"/>
        </draw:custom-shape>
        <draw:g>
          <draw:custom-shape draw:style-name="gr16" draw:text-style-name="P1" draw:layer="layout" svg:width="1.18cm" svg:height="0.977cm" svg:x="1.551cm" svg:y="8.64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893cm" svg:height="0.53cm" draw:transform="rotate (-3.14159265358979) translate (3.077cm 10.176cm)">
            <text:p/>
            <draw:enhanced-geometry svg:viewBox="0 0 21600 21600" draw:glue-points="?f6 10800 10800 21600 ?f5 10800 10800 0" draw:text-areas="?f3 ?f3 ?f4 ?f4" draw:type="trapezoid" draw:modifiers="3566.1248930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1" draw:layer="layout" svg:width="0.977cm" svg:height="0.814cm" svg:x="1.651cm" svg:y="8.712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5" xml:id="id12" draw:id="id12" draw:layer="layout" svg:width="0.889cm" svg:height="0.889cm" svg:x="20.02cm" svg:y="7.7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7" draw:text-style-name="P10" xml:id="id10" draw:id="id10" draw:layer="layout" svg:width="0.803cm" svg:height="0.762cm" svg:x="11.488cm" svg:y="5.983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g>
          <draw:custom-shape draw:style-name="gr16" draw:text-style-name="P1" draw:layer="layout" svg:width="1.18cm" svg:height="0.977cm" svg:x="2.06cm" svg:y="11.74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893cm" svg:height="0.53cm" draw:transform="rotate (-3.14159265358979) translate (3.586cm 13.27cm)">
            <text:p/>
            <draw:enhanced-geometry svg:viewBox="0 0 21600 21600" draw:glue-points="?f6 10800 10800 21600 ?f5 10800 10800 0" draw:text-areas="?f3 ?f3 ?f4 ?f4" draw:type="trapezoid" draw:modifiers="3566.1248930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1" draw:layer="layout" svg:width="0.977cm" svg:height="0.814cm" svg:x="2.16cm" svg:y="11.806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4" draw:layer="layout" svg:width="21.326cm" svg:height="15.466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9" draw:text-style-name="P5" xml:id="id45" draw:id="id45" draw:layer="layout" svg:width="2.54cm" svg:height="0.762cm" svg:x="23.302cm" svg:y="6.267cm">
          <text:p text:style-name="P3"><text:span text:style-name="T1">Interfaz ET</text:span></text:p>
          <draw:enhanced-geometry svg:viewBox="0 0 21600 21600" draw:type="rectangle" draw:enhanced-path="M 0 0 L 21600 0 21600 21600 0 21600 0 0 Z N"/>
        </draw:custom-shape>
        <draw:custom-shape draw:style-name="gr40" draw:text-style-name="P5" xml:id="id44" draw:id="id44" draw:layer="layout" svg:width="2.54cm" svg:height="0.889cm" svg:x="23.302cm" svg:y="3.13cm">
          <text:p text:style-name="P3"><text:span text:style-name="T1">ET Server</text:span></text:p>
          <draw:enhanced-geometry svg:viewBox="0 0 21600 21600" draw:type="rectangle" draw:enhanced-path="M 0 0 L 21600 0 21600 21600 0 21600 0 0 Z N"/>
        </draw:custom-shape>
        <draw:custom-shape draw:style-name="gr40" draw:text-style-name="P5" xml:id="id14" draw:id="id14" draw:layer="layout" svg:width="2.54cm" svg:height="0.889cm" svg:x="2.835cm" svg:y="4.267cm">
          <text:p text:style-name="P3"><text:span text:style-name="T1">Control de </text:span></text:p>
          <text:p text:style-name="P3"><text:span text:style-name="T1">Acceso</text:span></text:p>
          <draw:enhanced-geometry svg:viewBox="0 0 21600 21600" draw:type="rectangle" draw:enhanced-path="M 0 0 L 21600 0 21600 21600 0 21600 0 0 Z N"/>
        </draw:custom-shape>
        <draw:custom-shape draw:style-name="gr41" draw:text-style-name="P5" xml:id="id21" draw:id="id21" draw:layer="layout" svg:width="2.921cm" svg:height="0.889cm" svg:x="14.694cm" svg:y="4.624cm">
          <draw:glue-point draw:id="4" svg:x="-3.204cm" svg:y="-5.016cm"/>
          <draw:glue-point draw:id="5" svg:x="3.207cm" svg:y="-4.881cm"/>
          <draw:glue-point draw:id="6" svg:x="-0.746cm" svg:y="-5.016cm"/>
          <text:p text:style-name="P3"><text:span text:style-name="T1">Creación/Edición </text:span></text:p>
          <text:p text:style-name="P3"><text:span text:style-name="T1">de Pacientes</text:span></text:p>
          <draw:enhanced-geometry svg:viewBox="0 0 21600 21600" draw:type="rectangle" draw:enhanced-path="M 0 0 L 21600 0 21600 21600 0 21600 0 0 Z N"/>
        </draw:custom-shape>
        <draw:custom-shape draw:style-name="gr40" draw:text-style-name="P5" xml:id="id38" draw:id="id38" draw:layer="layout" svg:width="2.54cm" svg:height="0.889cm" svg:x="2.635cm" svg:y="7.047cm">
          <draw:glue-point draw:id="4" svg:x="-3.913cm" svg:y="4.803cm"/>
          <text:p text:style-name="P3"><text:span text:style-name="T1">Creación</text:span></text:p>
          <text:p text:style-name="P3"><text:span text:style-name="T1">Evaluadores</text:span></text:p>
          <draw:enhanced-geometry svg:viewBox="0 0 21600 21600" draw:type="rectangle" draw:enhanced-path="M 0 0 L 21600 0 21600 21600 0 21600 0 0 Z N"/>
        </draw:custom-shape>
        <draw:custom-shape draw:style-name="gr40" draw:text-style-name="P5" xml:id="id40" draw:id="id40" draw:layer="layout" svg:width="2.54cm" svg:height="0.889cm" svg:x="2.635cm" svg:y="9.224cm">
          <text:p text:style-name="P3"><text:span text:style-name="T1">Habilitación de</text:span></text:p>
          <text:p text:style-name="P3"><text:span text:style-name="T1">Evaluadores</text:span></text:p>
          <draw:enhanced-geometry svg:viewBox="0 0 21600 21600" draw:type="rectangle" draw:enhanced-path="M 0 0 L 21600 0 21600 21600 0 21600 0 0 Z N"/>
        </draw:custom-shape>
        <draw:custom-shape draw:style-name="gr42" draw:text-style-name="P5" xml:id="id35" draw:id="id35" draw:layer="layout" svg:width="2.54cm" svg:height="1.095cm" svg:x="7.902cm" svg:y="7.969cm">
          <text:p text:style-name="P3"><text:span text:style-name="T1">EYESERVER</text:span></text:p>
          <text:p text:style-name="P3"><text:span text:style-name="T1">(AWS)</text:span></text:p>
          <draw:enhanced-geometry svg:viewBox="0 0 21600 21600" draw:type="rectangle" draw:enhanced-path="M 0 0 L 21600 0 21600 21600 0 21600 0 0 Z N"/>
        </draw:custom-shape>
        <draw:custom-shape draw:style-name="gr43" draw:text-style-name="P5" xml:id="id32" draw:id="id32" draw:layer="layout" svg:width="2.921cm" svg:height="2.066cm" svg:x="13.904cm" svg:y="9.424cm">
          <draw:glue-point draw:id="4" svg:x="-4.977cm" svg:y="-2.98cm"/>
          <draw:glue-point draw:id="5" svg:x="-4.977cm" svg:y="2.969cm"/>
          <draw:glue-point draw:id="6" svg:x="4.919cm" svg:y="-2.715cm"/>
          <draw:glue-point draw:id="7" svg:x="2.687cm" svg:y="5.004cm"/>
          <text:p text:style-name="P3"><text:span text:style-name="T1">Pedido de</text:span></text:p>
          <text:p text:style-name="P3"><text:span text:style-name="T1">Informe</text:span></text:p>
          <draw:enhanced-geometry svg:viewBox="0 0 21600 21600" draw:type="rectangle" draw:enhanced-path="M 0 0 L 21600 0 21600 21600 0 21600 0 0 Z N"/>
        </draw:custom-shape>
        <draw:custom-shape draw:style-name="gr44" draw:text-style-name="P5" xml:id="id25" draw:id="id25" draw:layer="layout" svg:width="2.921cm" svg:height="1.143cm" svg:x="14.703cm" svg:y="6.51cm">
          <draw:glue-point draw:id="4" svg:x="-4.974cm" svg:y="-2.519cm"/>
          <draw:glue-point draw:id="5" svg:x="-4.974cm" svg:y="2.467cm"/>
          <text:p text:style-name="P3"><text:span text:style-name="T1">Visualización/</text:span></text:p>
          <text:p text:style-name="P3"><text:span text:style-name="T1">Descarga de</text:span></text:p>
          <text:p text:style-name="P3"><text:span text:style-name="T1">Informes</text:span></text:p>
          <draw:enhanced-geometry svg:viewBox="0 0 21600 21600" draw:type="rectangle" draw:enhanced-path="M 0 0 L 21600 0 21600 21600 0 21600 0 0 Z N"/>
        </draw:custom-shape>
        <draw:custom-shape draw:style-name="gr40" draw:text-style-name="P5" xml:id="id46" draw:id="id46" draw:layer="layout" svg:width="2.54cm" svg:height="0.889cm" svg:x="21.102cm" svg:y="9.248cm">
          <draw:glue-point draw:id="4" svg:x="2.22cm" svg:y="5.005cm"/>
          <draw:glue-point draw:id="5" svg:x="-3.133cm" svg:y="-5.016cm"/>
          <draw:glue-point draw:id="6" svg:x="2.787cm" svg:y="-5.016cm"/>
          <text:p text:style-name="P3"><text:span text:style-name="T1">Estudio</text:span></text:p>
          <text:p text:style-name="P3"><text:span text:style-name="T1">Lectura</text:span></text:p>
          <draw:enhanced-geometry svg:viewBox="0 0 21600 21600" draw:type="rectangle" draw:enhanced-path="M 0 0 L 21600 0 21600 21600 0 21600 0 0 Z N"/>
        </draw:custom-shape>
        <draw:custom-shape draw:style-name="gr40" draw:text-style-name="P5" xml:id="id47" draw:id="id47" draw:layer="layout" svg:width="2.54cm" svg:height="0.889cm" svg:x="25.591cm" svg:y="9.248cm">
          <draw:glue-point draw:id="4" svg:x="-3.031cm" svg:y="5.005cm"/>
          <draw:glue-point draw:id="5" svg:x="2.94cm" svg:y="-4.938cm"/>
          <draw:glue-point draw:id="6" svg:x="-3.106cm" svg:y="-4.848cm"/>
          <text:p text:style-name="P3"><text:span text:style-name="T1">Estudio</text:span></text:p>
          <text:p text:style-name="P3"><text:span text:style-name="T1">Binding</text:span></text:p>
          <draw:enhanced-geometry svg:viewBox="0 0 21600 21600" draw:type="rectangle" draw:enhanced-path="M 0 0 L 21600 0 21600 21600 0 21600 0 0 Z N"/>
        </draw:custom-shape>
        <draw:g xml:id="id51" draw:id="id51">
          <draw:custom-shape draw:style-name="gr45" draw:text-style-name="P10" draw:layer="layout" svg:width="1.832cm" svg:height="1.304cm" svg:x="20.824cm" svg:y="11.381cm">
            <text:p text:style-name="P15"><text:span text:style-name="T1">Una oració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16" draw:layer="layout" svg:width="0.127cm" svg:height="0.114cm" svg:x="22.313cm" svg:y="12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2" draw:id="id52">
          <draw:custom-shape draw:style-name="gr47" draw:text-style-name="P10" draw:layer="layout" svg:width="1.889cm" svg:height="1.279cm" svg:x="26.238cm" svg:y="11.3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8" draw:text-style-name="P3" draw:layer="layout" svg:width="0.456cm" svg:height="0.334cm" svg:x="26.433cm" svg:y="11.554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7" draw:layer="layout" svg:width="0.456cm" svg:height="0.311cm" svg:x="26.433cm" svg:y="11.565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50" draw:text-style-name="P18" draw:layer="layout" svg:width="0.456cm" svg:height="0.335cm" svg:x="27.476cm" svg:y="12.109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9" draw:layer="layout" svg:width="0.456cm" svg:height="0.311cm" svg:x="27.476cm" svg:y="12.121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52" draw:text-style-name="P5" xml:id="id17" draw:id="id17" draw:layer="layout" svg:width="3.429cm" svg:height="1.778cm" svg:x="7.458cm" svg:y="3.822cm">
          <draw:glue-point draw:id="4" svg:x="-2.618cm" svg:y="-5.005cm"/>
          <draw:glue-point draw:id="5" svg:x="2.566cm" svg:y="-5.005cm"/>
          <draw:glue-point draw:id="6" svg:x="5.001cm" svg:y="-2.665cm"/>
          <draw:glue-point draw:id="7" svg:x="5.001cm" svg:y="2.485cm"/>
          <text:p text:style-name="P3"><text:span text:style-name="T1">Listado de </text:span></text:p>
          <text:p text:style-name="P3"><text:span text:style-name="T1">Pacientes y </text:span></text:p>
          <text:p text:style-name="P3"><text:span text:style-name="T1">Sincronización de </text:span></text:p>
          <text:p text:style-name="P3"><text:span text:style-name="T1">Base de Datos</text:span></text:p>
          <draw:enhanced-geometry svg:viewBox="0 0 21600 21600" draw:type="rectangle" draw:enhanced-path="M 0 0 L 21600 0 21600 21600 0 21600 0 0 Z N"/>
        </draw:custom-shape>
        <draw:g xml:id="id13" draw:id="id13">
          <draw:custom-shape draw:style-name="gr53" draw:text-style-name="P20" draw:layer="layout" svg:width="0.364cm" svg:height="0.381cm" svg:x="1.456cm" svg:y="4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20" draw:layer="layout" svg:width="0.635cm" svg:height="0.38cm" svg:x="1.321cm" svg:y="4.7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5" draw:text-style-name="P5" xml:id="id49" draw:id="id49" draw:layer="layout" svg:width="3.302cm" svg:height="1.27cm" svg:x="22.89cm" svg:y="13.237cm">
          <text:p text:style-name="P3"><text:span text:style-name="T1">Chequeo de</text:span></text:p>
          <text:p text:style-name="P3"><text:span text:style-name="T1">Error de Frecuencia</text:span></text:p>
          <draw:enhanced-geometry svg:viewBox="0 0 21600 21600" draw:type="rectangle" draw:enhanced-path="M 0 0 L 21600 0 21600 21600 0 21600 0 0 Z N"/>
        </draw:custom-shape>
        <draw:custom-shape draw:style-name="gr56" draw:text-style-name="P10" xml:id="id19" draw:id="id19" draw:layer="layout" svg:width="0.803cm" svg:height="0.762cm" svg:x="7.866cm" svg:y="1.853cm">
          <text:p text:style-name="P15"><text:span text:style-name="T1"/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9" draw:text-style-name="P5" xml:id="id15" draw:id="id15" draw:layer="layout" svg:width="0.889cm" svg:height="0.889cm" svg:x="1.194cm" svg:y="3.034cm">
          <text:p text:style-name="P3"><text:span text:style-name="T1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7" draw:text-style-name="P10" xml:id="id16" draw:id="id16" draw:layer="layout" svg:width="0.889cm" svg:height="0.889cm" svg:x="1.194cm" svg:y="5.401cm">
          <text:p text:style-name="P15"><text:span text:style-name="T1"/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58" draw:text-style-name="P3" draw:layer="layout" svg:x1="1.956cm" svg:y1="4.711cm" svg:x2="2.835cm" svg:y2="4.711cm" draw:start-shape="id13" draw:start-glue-point="1" draw:end-shape="id14" draw:end-glue-point="3" svg:d="M1956 4711h879" svg:viewBox="0 0 880 1">
          <text:p/>
        </draw:connector>
        <draw:custom-shape draw:style-name="gr29" draw:text-style-name="P5" xml:id="id20" draw:id="id20" draw:layer="layout" svg:width="0.889cm" svg:height="0.889cm" svg:x="9.598cm" svg:y="1.75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2" draw:text-style-name="P7" draw:layer="layout" svg:x1="2.083cm" svg:y1="3.478cm" svg:x2="4.105cm" svg:y2="4.267cm" draw:start-shape="id15" draw:start-glue-point="8" draw:end-shape="id14" draw:end-glue-point="0" svg:d="M2083 3478h2022v789" svg:viewBox="0 0 2023 790">
          <text:p/>
        </draw:connector>
        <draw:connector draw:style-name="gr32" draw:text-style-name="P7" draw:layer="layout" svg:x1="2.083cm" svg:y1="5.845cm" svg:x2="4.105cm" svg:y2="5.156cm" draw:start-shape="id16" draw:start-glue-point="7" draw:end-shape="id14" draw:end-glue-point="2" svg:d="M2083 5845h2022v-689" svg:viewBox="0 0 2023 690">
          <text:p/>
        </draw:connector>
        <draw:connector draw:style-name="gr32" draw:text-style-name="P7" draw:layer="layout" svg:x1="5.375cm" svg:y1="4.711cm" svg:x2="7.458cm" svg:y2="4.711cm" draw:start-shape="id14" draw:start-glue-point="1" draw:end-shape="id17" draw:end-glue-point="3" svg:d="M5375 4711h2083" svg:viewBox="0 0 2084 1">
          <text:p/>
        </draw:connector>
        <draw:connector draw:style-name="gr32" draw:text-style-name="P7" draw:layer="layout" svg:x1="5.375cm" svg:y1="4.711cm" svg:x2="6.333cm" svg:y2="3.254cm" draw:start-shape="id14" draw:start-glue-point="1" draw:end-shape="id18" draw:end-glue-point="2" svg:d="M5375 4711h958v-1457" svg:viewBox="0 0 959 1458">
          <text:p/>
        </draw:connector>
        <draw:custom-shape draw:style-name="gr59" draw:text-style-name="P21" draw:layer="layout" svg:width="0.889cm" svg:height="0.381cm" draw:transform="rotate (1.5707963267949) translate (5.942cm 4.538cm)">
          <text:p text:style-name="P3"><text:span text:style-name="T3">Fallo</text:span></text:p>
          <draw:enhanced-geometry svg:viewBox="0 0 21600 21600" draw:type="rectangle" draw:enhanced-path="M 0 0 L 21600 0 21600 21600 0 21600 0 0 Z N"/>
        </draw:custom-shape>
        <draw:custom-shape draw:style-name="gr60" draw:text-style-name="P21" draw:layer="layout" svg:width="0.773cm" svg:height="0.306cm" svg:x="6.08cm" svg:y="4.868cm">
          <text:p text:style-name="P3"><text:span text:style-name="T3">Exito</text:span></text:p>
          <draw:enhanced-geometry svg:viewBox="0 0 21600 21600" draw:type="rectangle" draw:enhanced-path="M 0 0 L 21600 0 21600 21600 0 21600 0 0 Z N"/>
        </draw:custom-shape>
        <draw:custom-shape draw:style-name="gr41" draw:text-style-name="P5" xml:id="id24" draw:id="id24" draw:layer="layout" svg:width="2.921cm" svg:height="0.889cm" svg:x="14.683cm" svg:y="1.161cm">
          <draw:glue-point draw:id="4" svg:x="-3.652cm" svg:y="5.005cm"/>
          <draw:glue-point draw:id="5" svg:x="3.245cm" svg:y="5.005cm"/>
          <text:p text:style-name="P3"><text:span text:style-name="T1">Modificación</text:span></text:p>
          <text:p text:style-name="P3"><text:span text:style-name="T1">Evaluador</text:span></text:p>
          <draw:enhanced-geometry svg:viewBox="0 0 21600 21600" draw:type="rectangle" draw:enhanced-path="M 0 0 L 21600 0 21600 21600 0 21600 0 0 Z N"/>
        </draw:custom-shape>
        <draw:connector draw:style-name="gr32" draw:text-style-name="P7" draw:layer="layout" draw:line-skew="-0.611cm" svg:x1="8.247cm" svg:y1="2.615cm" svg:x2="8.275cm" svg:y2="3.822cm" draw:start-shape="id19" draw:start-glue-point="6" draw:end-shape="id17" draw:end-glue-point="4" svg:d="M8247 2615v-7h28v1214" svg:viewBox="0 0 29 1215">
          <text:p/>
        </draw:connector>
        <draw:connector draw:style-name="gr32" draw:text-style-name="P7" draw:layer="layout" svg:x1="10.042cm" svg:y1="2.642cm" svg:x2="10.051cm" svg:y2="3.822cm" draw:start-shape="id20" draw:start-glue-point="7" draw:end-shape="id17" draw:end-glue-point="5" svg:d="M10042 2642v590h9v590" svg:viewBox="0 0 10 1181">
          <text:p/>
        </draw:connector>
        <draw:custom-shape draw:style-name="gr29" draw:text-style-name="P5" xml:id="id27" draw:id="id27" draw:layer="layout" svg:width="0.889cm" svg:height="0.889cm" svg:x="12.412cm" svg:y="7.85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1" draw:text-style-name="P9" draw:layer="layout" svg:width="2.267cm" svg:height="0.801cm" draw:transform="rotate (1.5707963267949) translate (8.267cm 7.822cm)">
          <draw:text-box>
            <text:p text:style-name="P3"><text:span text:style-name="T3">TCP/IP (SSL)</text:span></text:p>
            <text:p text:style-name="P3"><text:span text:style-name="T3">(Base de Datos)</text:span></text:p>
          </draw:text-box>
        </draw:frame>
        <draw:connector draw:style-name="gr32" draw:text-style-name="P7" draw:layer="layout" draw:line-skew="1.124cm" svg:x1="10.887cm" svg:y1="4.711cm" svg:x2="14.694cm" svg:y2="5.068cm" draw:start-shape="id17" draw:start-glue-point="1" draw:end-shape="id21" draw:end-glue-point="3" svg:d="M10887 4711h3027v357h780" svg:viewBox="0 0 3808 358">
          <text:p/>
        </draw:connector>
        <draw:g xml:id="id23" draw:id="id23">
          <draw:custom-shape draw:style-name="gr53" draw:text-style-name="P20" draw:layer="layout" svg:width="0.364cm" svg:height="0.381cm" svg:x="14.892cm" svg:y="2.7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20" draw:layer="layout" svg:width="0.635cm" svg:height="0.38cm" svg:x="14.757cm" svg:y="3.10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62" draw:text-style-name="P8" draw:layer="layout" svg:width="3.084cm" svg:height="0.607cm" svg:x="11.357cm" svg:y="4.149cm">
          <draw:text-box>
            <text:p><text:span text:style-name="T1">Lista de pacientes</text:span></text:p>
          </draw:text-box>
        </draw:frame>
        <draw:custom-shape draw:style-name="gr29" draw:text-style-name="P5" xml:id="id22" draw:id="id22" draw:layer="layout" svg:width="0.889cm" svg:height="0.889cm" svg:x="17.403cm" svg:y="3.0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2" draw:text-style-name="P7" draw:layer="layout" svg:x1="17.615cm" svg:y1="5.068cm" svg:x2="18.292cm" svg:y2="3.502cm" draw:start-shape="id21" draw:start-glue-point="1" draw:end-shape="id22" draw:end-glue-point="8" svg:d="M17615 5068h1177v-1566h-500" svg:viewBox="0 0 1178 1567">
          <text:p/>
        </draw:connector>
        <draw:connector draw:style-name="gr32" draw:text-style-name="P7" draw:layer="layout" svg:x1="15.074cm" svg:y1="2.721cm" svg:x2="15.077cm" svg:y2="2.049cm" draw:start-shape="id23" draw:start-glue-point="0" draw:end-shape="id24" draw:end-glue-point="4" svg:d="M15074 2721v-336h3v-336" svg:viewBox="0 0 4 673">
          <text:p/>
        </draw:connector>
        <draw:connector draw:style-name="gr32" draw:text-style-name="P7" draw:layer="layout" svg:x1="17.847cm" svg:y1="3.058cm" svg:x2="17.09cm" svg:y2="2.049cm" draw:start-shape="id22" draw:start-glue-point="5" draw:end-shape="id24" draw:end-glue-point="5" svg:d="M17847 3058v-505h-757v-504" svg:viewBox="0 0 758 1010">
          <text:p/>
        </draw:connector>
        <draw:connector draw:style-name="gr32" draw:text-style-name="P7" draw:layer="layout" draw:line-skew="-0.145cm" svg:x1="15.074cm" svg:y1="3.483cm" svg:x2="15.937cm" svg:y2="4.624cm" draw:start-shape="id23" draw:start-glue-point="2" draw:end-shape="id21" draw:end-glue-point="6" svg:d="M15074 3483v425h863v716" svg:viewBox="0 0 864 1142">
          <text:p/>
        </draw:connector>
        <draw:connector draw:style-name="gr32" draw:text-style-name="P7" draw:layer="layout" svg:x1="17.847cm" svg:y1="3.947cm" svg:x2="17.09cm" svg:y2="4.635cm" draw:start-shape="id22" draw:start-glue-point="7" draw:end-shape="id21" draw:end-glue-point="5" svg:d="M17847 3947v338h-757v350" svg:viewBox="0 0 758 689">
          <text:p/>
        </draw:connector>
        <draw:connector draw:style-name="gr32" draw:text-style-name="P7" draw:layer="layout" svg:x1="16.143cm" svg:y1="2.05cm" svg:x2="17.403cm" svg:y2="3.502cm" draw:start-shape="id24" draw:start-glue-point="2" draw:end-shape="id22" draw:end-glue-point="6" svg:d="M16143 2050v1452h1260" svg:viewBox="0 0 1261 1453">
          <text:p/>
        </draw:connector>
        <draw:connector draw:style-name="gr32" draw:text-style-name="P7" draw:layer="layout" svg:x1="10.887cm" svg:y1="4.711cm" svg:x2="14.711cm" svg:y2="6.794cm" draw:start-shape="id17" draw:start-glue-point="1" draw:end-shape="id25" draw:end-glue-point="4" svg:d="M10887 4711h1907v2083h1917" svg:viewBox="0 0 3825 2084">
          <text:p/>
        </draw:connector>
        <draw:custom-shape draw:style-name="gr63" draw:text-style-name="P10" xml:id="id26" draw:id="id26" draw:layer="layout" svg:width="0.803cm" svg:height="0.762cm" svg:x="12.451cm" svg:y="6.964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g xml:id="id28" draw:id="id28">
          <draw:custom-shape draw:style-name="gr53" draw:text-style-name="P20" draw:layer="layout" svg:width="0.364cm" svg:height="0.381cm" svg:x="13.181cm" svg:y="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20" draw:layer="layout" svg:width="0.635cm" svg:height="0.38cm" svg:x="13.046cm" svg:y="5.98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32" draw:text-style-name="P7" draw:layer="layout" draw:line-skew="-0.326cm" svg:x1="13.254cm" svg:y1="7.345cm" svg:x2="14.703cm" svg:y2="7.081cm" draw:start-shape="id26" draw:start-glue-point="7" draw:end-shape="id25" draw:end-glue-point="3" svg:d="M13254 7345h398v-264h1051" svg:viewBox="0 0 1450 265">
          <text:p/>
        </draw:connector>
        <draw:connector draw:style-name="gr32" draw:text-style-name="P7" draw:layer="layout" svg:x1="13.301cm" svg:y1="8.303cm" svg:x2="14.711cm" svg:y2="7.362cm" draw:start-shape="id27" draw:start-glue-point="8" draw:end-shape="id25" draw:end-glue-point="5" svg:d="M13301 8303h700v-941h710" svg:viewBox="0 0 1411 942">
          <text:p/>
        </draw:connector>
        <draw:connector draw:style-name="gr32" draw:text-style-name="P7" draw:layer="layout" svg:x1="13.681cm" svg:y1="5.981cm" svg:x2="16.163cm" svg:y2="6.51cm" draw:start-shape="id28" draw:start-glue-point="1" draw:end-shape="id25" draw:end-glue-point="0" svg:d="M13681 5981h2482v529" svg:viewBox="0 0 2483 530">
          <text:p/>
        </draw:connector>
        <draw:custom-shape draw:style-name="gr64" draw:text-style-name="P10" xml:id="id29" draw:id="id29" draw:layer="layout" svg:width="1.878cm" svg:height="1.325cm" svg:x="17.867cm" svg:y="5.505cm">
          <text:p text:style-name="P15"><text:span text:style-name="T1">Informe en</text:span></text:p>
          <text:p text:style-name="P15"><text:span text:style-name="T1">Pantal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0" xml:id="id30" draw:id="id30" draw:layer="layout" svg:width="0.803cm" svg:height="0.762cm" svg:x="18.435cm" svg:y="7.433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2" draw:text-style-name="P7" draw:layer="layout" svg:x1="17.624cm" svg:y1="7.081cm" svg:x2="17.867cm" svg:y2="6.167cm" draw:start-shape="id25" draw:start-glue-point="1" draw:end-shape="id29" draw:end-glue-point="3" svg:d="M17624 7081h121v-914h122" svg:viewBox="0 0 244 915">
          <text:p/>
        </draw:connector>
        <draw:connector draw:style-name="gr32" draw:text-style-name="P7" draw:layer="layout" svg:x1="16.163cm" svg:y1="7.653cm" svg:x2="18.435cm" svg:y2="7.814cm" draw:start-shape="id25" draw:end-shape="id30" draw:end-glue-point="5" svg:d="M16163 7653v161h2272" svg:viewBox="0 0 2273 162">
          <text:p/>
        </draw:connector>
        <draw:g xml:id="id31" draw:id="id31">
          <draw:custom-shape draw:style-name="gr53" draw:text-style-name="P20" draw:layer="layout" svg:width="0.364cm" svg:height="0.381cm" svg:x="14.329cm" svg:y="8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20" draw:layer="layout" svg:width="0.635cm" svg:height="0.38cm" svg:x="14.194cm" svg:y="8.62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9" draw:text-style-name="P5" xml:id="id33" draw:id="id33" draw:layer="layout" svg:width="0.889cm" svg:height="0.889cm" svg:x="11.9cm" svg:y="10.01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10" xml:id="id34" draw:id="id34" draw:layer="layout" svg:width="0.803cm" svg:height="0.762cm" svg:x="11.999cm" svg:y="11.22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2" draw:text-style-name="P7" draw:layer="layout" svg:x1="14.829cm" svg:y1="8.622cm" svg:x2="15.364cm" svg:y2="9.424cm" draw:start-shape="id31" draw:start-glue-point="1" draw:end-shape="id32" draw:end-glue-point="0" svg:d="M14829 8622h535v802" svg:viewBox="0 0 536 803">
          <text:p/>
        </draw:connector>
        <draw:connector draw:style-name="gr32" draw:text-style-name="P7" draw:layer="layout" draw:line-skew="-1.312cm" svg:x1="10.886cm" svg:y1="5.152cm" svg:x2="13.911cm" svg:y2="9.842cm" draw:start-shape="id17" draw:start-glue-point="7" draw:end-shape="id32" draw:end-glue-point="4" svg:d="M10886 5152h197v4690h2828" svg:viewBox="0 0 3026 4691">
          <text:p/>
        </draw:connector>
        <draw:frame draw:style-name="gr67" draw:text-style-name="P8" draw:layer="layout" svg:width="7.263cm" svg:height="0.607cm" draw:transform="rotate (1.5707963267949) translate (10.502cm 12.757cm)">
          <draw:text-box>
            <text:p><text:span text:style-name="T1">Lista de pacientes con información sin procesar</text:span></text:p>
          </draw:text-box>
        </draw:frame>
        <draw:connector draw:style-name="gr32" draw:text-style-name="P7" draw:layer="layout" svg:x1="12.789cm" svg:y1="10.457cm" svg:x2="13.904cm" svg:y2="10.457cm" draw:start-shape="id33" draw:start-glue-point="8" draw:end-shape="id32" draw:end-glue-point="3" svg:d="M12789 10457h1115" svg:viewBox="0 0 1116 1">
          <text:p/>
        </draw:connector>
        <draw:connector draw:style-name="gr32" draw:text-style-name="P7" draw:layer="layout" svg:x1="12.802cm" svg:y1="11.606cm" svg:x2="13.911cm" svg:y2="11.07cm" draw:start-shape="id34" draw:start-glue-point="7" draw:end-shape="id32" draw:end-glue-point="5" svg:d="M12802 11606h551v-536h558" svg:viewBox="0 0 1110 537">
          <text:p/>
        </draw:connector>
        <draw:connector draw:style-name="gr68" draw:text-style-name="P7" draw:layer="layout" draw:line-skew="0cm 1.222cm" svg:x1="16.825cm" svg:y1="10.457cm" svg:x2="9.172cm" svg:y2="9.064cm" draw:start-shape="id32" draw:start-glue-point="1" draw:end-shape="id35" draw:end-glue-point="2" svg:d="M16825 10457h500v2756h-8153v-4149" svg:viewBox="0 0 8154 4150">
          <text:p/>
        </draw:connector>
        <draw:connector draw:style-name="gr34" draw:text-style-name="P7" draw:layer="layout" svg:x1="9.172cm" svg:y1="5.6cm" svg:x2="9.172cm" svg:y2="7.969cm" draw:start-shape="id17" draw:start-glue-point="2" draw:end-shape="id35" draw:end-glue-point="0" svg:d="M9172 5600v2369" svg:viewBox="0 0 1 2370">
          <text:p/>
        </draw:connector>
        <draw:frame draw:style-name="gr26" draw:text-style-name="P9" draw:layer="layout" svg:width="2.293cm" svg:height="0.801cm" draw:transform="rotate (1.5707963267949) translate (8.265cm 11.968cm)">
          <draw:text-box>
            <text:p text:style-name="P3"><text:span text:style-name="T3">TCP/IP (SSL)</text:span></text:p>
            <text:p text:style-name="P3"><text:span text:style-name="T3">(Procesamiento)</text:span></text:p>
          </draw:text-box>
        </draw:frame>
        <draw:custom-shape draw:style-name="gr69" draw:text-style-name="P10" xml:id="id36" draw:id="id36" draw:layer="layout" svg:width="0.803cm" svg:height="0.762cm" svg:x="18.187cm" svg:y="11.78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2" draw:text-style-name="P7" draw:layer="layout" svg:x1="16.8cm" svg:y1="9.897cm" svg:x2="18.568cm" svg:y2="11.788cm" draw:start-shape="id32" draw:start-glue-point="6" draw:end-shape="id36" draw:end-glue-point="4" svg:d="M16800 9897h1768v1891" svg:viewBox="0 0 1769 1892">
          <text:p/>
        </draw:connector>
        <draw:custom-shape draw:style-name="gr59" draw:text-style-name="P21" draw:layer="layout" svg:width="0.889cm" svg:height="0.381cm" svg:x="16.942cm" svg:y="8.594cm">
          <text:p text:style-name="P3"><text:span text:style-name="T3">Fallo</text:span></text:p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0.762cm" svg:height="0.381cm" svg:x="17.518cm" svg:y="9.94cm">
          <text:p text:style-name="P3"><text:span text:style-name="T3">Exito</text:span></text:p>
          <draw:enhanced-geometry svg:viewBox="0 0 21600 21600" draw:type="rectangle" draw:enhanced-path="M 0 0 L 21600 0 21600 21600 0 21600 0 0 Z N"/>
        </draw:custom-shape>
        <draw:g xml:id="id42" draw:id="id42">
          <draw:custom-shape draw:style-name="gr53" draw:text-style-name="P20" draw:layer="layout" svg:width="0.364cm" svg:height="0.381cm" svg:x="1.456cm" svg:y="7.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20" draw:layer="layout" svg:width="0.635cm" svg:height="0.38cm" svg:x="1.321cm" svg:y="7.49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9" draw:text-style-name="P5" xml:id="id39" draw:id="id39" draw:layer="layout" svg:width="0.889cm" svg:height="0.889cm" svg:x="6.514cm" svg:y="8.5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xml:id="id41" draw:id="id41">
          <draw:custom-shape draw:style-name="gr53" draw:text-style-name="P20" draw:layer="layout" svg:width="0.364cm" svg:height="0.381cm" svg:x="1.456cm" svg:y="9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20" draw:layer="layout" svg:width="0.635cm" svg:height="0.38cm" svg:x="1.321cm" svg:y="9.669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1" draw:text-style-name="P10" xml:id="id43" draw:id="id43" draw:layer="layout" svg:width="0.889cm" svg:height="0.889cm" svg:x="1.194cm" svg:y="10.41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72" draw:text-style-name="P10" xml:id="id37" draw:id="id37" draw:layer="layout" svg:width="0.889cm" svg:height="0.889cm" svg:x="13.252cm" svg:y="11.86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32" draw:text-style-name="P7" draw:layer="layout" svg:x1="14.141cm" svg:y1="12.309cm" svg:x2="15.364cm" svg:y2="11.49cm" draw:start-shape="id37" draw:start-glue-point="7" draw:end-shape="id32" draw:end-glue-point="2" svg:d="M14141 12309h1223v-819" svg:viewBox="0 0 1224 820">
          <text:p/>
        </draw:connector>
        <draw:connector draw:style-name="gr32" draw:text-style-name="P7" draw:layer="layout" svg:x1="5.175cm" svg:y1="7.491cm" svg:x2="6.958cm" svg:y2="8.53cm" draw:start-shape="id38" draw:start-glue-point="1" draw:end-shape="id39" draw:end-glue-point="5" svg:d="M5175 7491h1783v1039" svg:viewBox="0 0 1784 1040">
          <text:p/>
        </draw:connector>
        <draw:connector draw:style-name="gr32" draw:text-style-name="P7" draw:layer="layout" svg:x1="5.175cm" svg:y1="9.668cm" svg:x2="6.958cm" svg:y2="9.419cm" draw:start-shape="id40" draw:start-glue-point="1" draw:end-shape="id39" draw:end-glue-point="7" svg:d="M5175 9668h669v251h1114v-500" svg:viewBox="0 0 1784 501">
          <text:p/>
        </draw:connector>
        <draw:connector draw:style-name="gr32" draw:text-style-name="P7" draw:layer="layout" svg:x1="1.956cm" svg:y1="9.668cm" svg:x2="2.635cm" svg:y2="9.668cm" draw:start-shape="id41" draw:start-glue-point="1" draw:end-shape="id40" draw:end-glue-point="3" svg:d="M1956 9668h679" svg:viewBox="0 0 680 1">
          <text:p/>
        </draw:connector>
        <draw:connector draw:style-name="gr32" draw:text-style-name="P7" draw:layer="layout" svg:x1="1.956cm" svg:y1="7.491cm" svg:x2="2.635cm" svg:y2="7.491cm" draw:start-shape="id42" draw:start-glue-point="1" draw:end-shape="id38" draw:end-glue-point="3" svg:d="M1956 7491h679" svg:viewBox="0 0 680 1">
          <text:p/>
        </draw:connector>
        <draw:connector draw:style-name="gr32" draw:text-style-name="P7" draw:layer="layout" svg:x1="2.083cm" svg:y1="10.859cm" svg:x2="3.905cm" svg:y2="10.113cm" draw:start-shape="id43" draw:start-glue-point="7" draw:end-shape="id40" draw:end-glue-point="2" svg:d="M2083 10859h1822v-746" svg:viewBox="0 0 1823 747">
          <text:p/>
        </draw:connector>
        <draw:connector draw:style-name="gr32" draw:text-style-name="P7" draw:layer="layout" svg:x1="24.572cm" svg:y1="4.019cm" svg:x2="24.572cm" svg:y2="6.267cm" draw:start-shape="id44" draw:start-glue-point="2" draw:end-shape="id45" draw:end-glue-point="0" svg:d="M24572 4019v2248" svg:viewBox="0 0 1 2249">
          <text:p/>
        </draw:connector>
        <draw:custom-shape draw:style-name="gr73" draw:text-style-name="P10" xml:id="id50" draw:id="id50" draw:layer="layout" svg:width="0.889cm" svg:height="0.889cm" svg:x="24.097cm" svg:y="9.26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74" draw:text-style-name="P10" xml:id="id48" draw:id="id48" draw:layer="layout" svg:width="0.803cm" svg:height="0.762cm" svg:x="24.14cm" svg:y="10.68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5" draw:text-style-name="P7" draw:layer="layout" svg:x1="23.302cm" svg:y1="6.648cm" svg:x2="22.372cm" svg:y2="9.248cm" draw:start-shape="id45" draw:start-glue-point="3" draw:end-shape="id46" draw:end-glue-point="0" svg:d="M23302 6648h-930v2600" svg:viewBox="0 0 931 2601">
          <text:p/>
        </draw:connector>
        <draw:connector draw:style-name="gr75" draw:text-style-name="P7" draw:layer="layout" svg:x1="25.842cm" svg:y1="6.648cm" svg:x2="26.861cm" svg:y2="9.248cm" draw:start-shape="id45" draw:start-glue-point="1" draw:end-shape="id47" draw:end-glue-point="0" svg:d="M25842 6648h1019v2600" svg:viewBox="0 0 1020 2601">
          <text:p/>
        </draw:connector>
        <draw:connector draw:style-name="gr32" draw:text-style-name="P7" draw:layer="layout" draw:line-skew="-0.05cm" svg:x1="24.521cm" svg:y1="11.45cm" svg:x2="24.541cm" svg:y2="13.237cm" draw:start-shape="id48" draw:start-glue-point="6" draw:end-shape="id49" draw:end-glue-point="0" svg:d="M24521 11450v844h20v943" svg:viewBox="0 0 21 1788">
          <text:p/>
        </draw:connector>
        <draw:connector draw:style-name="gr32" draw:text-style-name="P7" draw:layer="layout" svg:x1="24.097cm" svg:y1="9.704cm" svg:x2="23.642cm" svg:y2="9.692cm" draw:start-shape="id50" draw:start-glue-point="5" draw:end-shape="id46" draw:end-glue-point="1" svg:d="M24097 9704h-228v-12h-227" svg:viewBox="0 0 456 13">
          <text:p/>
        </draw:connector>
        <draw:connector draw:style-name="gr32" draw:text-style-name="P7" draw:layer="layout" svg:x1="24.986cm" svg:y1="9.704cm" svg:x2="25.591cm" svg:y2="9.692cm" draw:start-shape="id50" draw:start-glue-point="7" draw:end-shape="id47" draw:end-glue-point="3" svg:d="M24986 9704h302v-12h303" svg:viewBox="0 0 606 13">
          <text:p/>
        </draw:connector>
        <draw:connector draw:style-name="gr32" draw:text-style-name="P7" draw:layer="layout" draw:line-skew="-0.088cm" svg:x1="22.372cm" svg:y1="10.137cm" svg:x2="21.74cm" svg:y2="11.381cm" draw:start-shape="id46" draw:start-glue-point="2" draw:end-shape="id51" draw:end-glue-point="0" svg:d="M22372 10137v534h-632v710" svg:viewBox="0 0 633 1245">
          <text:p/>
        </draw:connector>
        <draw:connector draw:style-name="gr32" draw:text-style-name="P7" draw:layer="layout" svg:x1="26.861cm" svg:y1="10.137cm" svg:x2="27.182cm" svg:y2="11.387cm" draw:start-shape="id47" draw:start-glue-point="2" draw:end-shape="id52" draw:end-glue-point="0" svg:d="M26861 10137v624h321v626" svg:viewBox="0 0 322 1251">
          <text:p/>
        </draw:connector>
        <draw:connector draw:style-name="gr32" draw:text-style-name="P7" draw:layer="layout" svg:x1="22.935cm" svg:y1="10.136cm" svg:x2="24.14cm" svg:y2="11.069cm" draw:start-shape="id46" draw:start-glue-point="4" draw:end-shape="id48" draw:end-glue-point="5" svg:d="M22935 10136v933h1205" svg:viewBox="0 0 1206 934">
          <text:p/>
        </draw:connector>
        <draw:connector draw:style-name="gr32" draw:text-style-name="P7" draw:layer="layout" svg:x1="26.092cm" svg:y1="10.136cm" svg:x2="24.943cm" svg:y2="11.069cm" draw:start-shape="id47" draw:start-glue-point="4" draw:end-shape="id48" draw:end-glue-point="7" svg:d="M26092 10136v933h-1149" svg:viewBox="0 0 1150 934">
          <text:p/>
        </draw:connector>
        <draw:g xml:id="id54" draw:id="id54">
          <draw:custom-shape draw:style-name="gr53" draw:text-style-name="P20" draw:layer="layout" svg:width="0.364cm" svg:height="0.381cm" svg:x="20.626cm" svg:y="5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20" draw:layer="layout" svg:width="0.635cm" svg:height="0.38cm" svg:x="20.491cm" svg:y="5.91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32" draw:text-style-name="P7" draw:layer="layout" svg:x1="24.541cm" svg:y1="14.507cm" svg:x2="24.541cm" svg:y2="15.56cm" draw:start-shape="id49" draw:start-glue-point="2" draw:end-shape="id53" draw:end-glue-point="0" svg:d="M24541 14507v1053" svg:viewBox="0 0 1 1054">
          <text:p/>
        </draw:connector>
        <draw:g xml:id="id55" draw:id="id55">
          <draw:custom-shape draw:style-name="gr53" draw:text-style-name="P20" draw:layer="layout" svg:width="0.364cm" svg:height="0.381cm" svg:x="27.855cm" svg:y="5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20" draw:layer="layout" svg:width="0.635cm" svg:height="0.38cm" svg:x="27.72cm" svg:y="5.91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32" draw:text-style-name="P7" draw:layer="layout" svg:x1="20.808cm" svg:y1="6.291cm" svg:x2="21.577cm" svg:y2="9.248cm" draw:start-shape="id54" draw:start-glue-point="2" draw:end-shape="id46" draw:end-glue-point="5" svg:d="M20808 6291v1478h769v1479" svg:viewBox="0 0 770 2958">
          <text:p/>
        </draw:connector>
        <draw:connector draw:style-name="gr32" draw:text-style-name="P7" draw:layer="layout" svg:x1="28.037cm" svg:y1="6.291cm" svg:x2="27.607cm" svg:y2="9.254cm" draw:start-shape="id55" draw:start-glue-point="2" draw:end-shape="id47" draw:end-glue-point="5" svg:d="M28037 6291v1478h-430v1485" svg:viewBox="0 0 431 2964">
          <text:p/>
        </draw:connector>
        <draw:custom-shape draw:style-name="gr60" draw:text-style-name="P21" draw:layer="layout" svg:width="0.773cm" svg:height="0.306cm" svg:x="21.594cm" svg:y="4.392cm">
          <text:p text:style-name="P3"><text:span text:style-name="T3">Selección del </text:span></text:p>
          <text:p text:style-name="P3"><text:span text:style-name="T3">Evaluador a partir</text:span></text:p>
          <text:p text:style-name="P3"><text:span text:style-name="T3">De la Lista de Pacientes</text:span></text:p>
          <draw:enhanced-geometry svg:viewBox="0 0 21600 21600" draw:type="rectangle" draw:enhanced-path="M 0 0 L 21600 0 21600 21600 0 21600 0 0 Z N"/>
        </draw:custom-shape>
        <draw:custom-shape draw:style-name="gr60" draw:text-style-name="P21" draw:layer="layout" svg:width="0.773cm" svg:height="0.306cm" svg:x="26.963cm" svg:y="4.492cm">
          <text:p text:style-name="P3"><text:span text:style-name="T3">Selección del </text:span></text:p>
          <text:p text:style-name="P3"><text:span text:style-name="T3">Evaluador a partir</text:span></text:p>
          <text:p text:style-name="P3"><text:span text:style-name="T3">De la Lista de Pacientes</text:span></text:p>
          <draw:enhanced-geometry svg:viewBox="0 0 21600 21600" draw:type="rectangle" draw:enhanced-path="M 0 0 L 21600 0 21600 21600 0 21600 0 0 Z N"/>
        </draw:custom-shape>
        <draw:g>
          <draw:custom-shape draw:style-name="gr76" draw:text-style-name="P10" draw:layer="layout" svg:width="0.803cm" svg:height="0.762cm" svg:x="1.833cm" svg:y="15.85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77" draw:text-style-name="P8" draw:layer="layout" svg:width="7.102cm" svg:height="0.963cm" svg:x="2.726cm" svg:y="15.744cm">
            <draw:text-box>
              <text:p><text:span text:style-name="T4">Entrada/Salida de Unidad de Software</text:span><text:span text:style-name="T1">: </text:span></text:p>
              <text:p><text:span text:style-name="T1">Sistema de directorios y archivos de pacientes</text:span></text:p>
            </draw:text-box>
          </draw:frame>
        </draw:g>
        <draw:custom-shape draw:style-name="gr29" draw:text-style-name="P5" draw:layer="layout" svg:width="0.889cm" svg:height="0.889cm" svg:x="1.845cm" svg:y="17.07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0" draw:text-style-name="P8" draw:layer="layout" svg:width="6.957cm" svg:height="0.963cm" svg:x="2.674cm" svg:y="17.199cm">
          <draw:text-box>
            <text:p><text:span text:style-name="T4">Entrada/Saldia de Unidad de software: </text:span></text:p>
            <text:p><text:span text:style-name="T1">Base de datos local</text:span></text:p>
          </draw:text-box>
        </draw:frame>
        <draw:g>
          <draw:custom-shape draw:style-name="gr53" draw:text-style-name="P20" draw:layer="layout" svg:width="0.364cm" svg:height="0.381cm" svg:x="2.047cm" svg:y="14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20" draw:layer="layout" svg:width="0.635cm" svg:height="0.38cm" svg:x="1.912cm" svg:y="14.995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78" draw:text-style-name="P12" draw:layer="layout" svg:width="6.11cm" svg:height="1.319cm" svg:x="2.701cm" svg:y="14.42cm">
          <draw:text-box>
            <text:p text:style-name="P11"><text:span text:style-name="T4">Entrada de Unidad de Software</text:span><text:span text:style-name="T1">: Accion/Selección o ingreso de datos por parte del usuario</text:span></text:p>
          </draw:text-box>
        </draw:frame>
        <draw:custom-shape draw:style-name="gr79" draw:text-style-name="P10" draw:layer="layout" svg:width="0.889cm" svg:height="0.889cm" svg:x="1.803cm" svg:y="18.526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frame draw:style-name="gr80" draw:text-style-name="P12" draw:layer="layout" svg:width="6.273cm" svg:height="1.319cm" svg:x="2.697cm" svg:y="18.429cm">
          <draw:text-box>
            <text:p text:style-name="P11"><text:span text:style-name="T4">Entrada de Unidad de Sotware: </text:span></text:p>
            <text:p text:style-name="P11"><text:span text:style-name="T1">Archivo de configuración global</text:span></text:p>
          </draw:text-box>
        </draw:frame>
        <draw:frame draw:style-name="gr81" draw:text-style-name="P8" draw:layer="layout" svg:width="4.63cm" svg:height="0.963cm" svg:x="12.766cm" svg:y="14.557cm">
          <draw:text-box>
            <text:p><text:span text:style-name="T5">Salida de unidad software: </text:span></text:p>
            <text:p><text:span text:style-name="T1">Mostrar en pantalla</text:span></text:p>
          </draw:text-box>
        </draw:frame>
        <draw:custom-shape draw:style-name="gr82" draw:text-style-name="P10" draw:layer="layout" svg:width="1.889cm" svg:height="1.279cm" svg:x="10.602cm" svg:y="14.3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22" xml:id="id18" draw:id="id18" draw:layer="layout" svg:width="1.889cm" svg:height="1.279cm" svg:x="5.389cm" svg:y="1.975cm">
          <text:p text:style-name="P15"><text:span text:style-name="T1">Cartel de</text:span></text:p>
          <text:p text:style-name="P15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2" xml:id="id56" draw:id="id56" draw:layer="layout" svg:width="1.889cm" svg:height="1.279cm" svg:x="17.869cm" svg:y="8.5cm">
          <text:p text:style-name="P15"><text:span text:style-name="T1">Cartel de</text:span></text:p>
          <text:p text:style-name="P15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7" draw:layer="layout" svg:x1="16.8cm" svg:y1="9.897cm" svg:x2="17.869cm" svg:y2="9.139cm" draw:start-shape="id32" draw:start-glue-point="6" draw:end-shape="id56" draw:end-glue-point="3" svg:d="M16800 9897h546v-758h523" svg:viewBox="0 0 1070 759">
          <text:p/>
        </draw:connector>
        <draw:custom-shape draw:style-name="gr85" draw:text-style-name="P22" xml:id="id53" draw:id="id53" draw:layer="layout" svg:width="1.889cm" svg:height="1.279cm" svg:x="23.597cm" svg:y="15.56cm">
          <text:p text:style-name="P15"><text:span text:style-name="T1">Cartel de</text:span></text:p>
          <text:p text:style-name="P15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7" draw:layer="layout" svg:x1="10.791cm" svg:y1="16.669cm" svg:x2="12.605cm" svg:y2="16.669cm">
          <text:p/>
        </draw:line>
        <draw:frame draw:style-name="gr33" draw:text-style-name="P8" draw:layer="layout" svg:width="5.83cm" svg:height="1.319cm" svg:x="12.804cm" svg:y="16.367cm">
          <draw:text-box>
            <text:p><text:span text:style-name="T5">Entrada/Salida de unidad software: </text:span></text:p>
            <text:p><text:span text:style-name="T1">Variable interna del programa (en memoria dinámica)</text:span></text:p>
          </draw:text-box>
        </draw:frame>
        <draw:line draw:style-name="gr32" draw:text-style-name="P7" draw:layer="layout" svg:x1="12.605cm" svg:y1="17.169cm" svg:x2="10.791cm" svg:y2="17.169cm">
          <text:p/>
        </draw:line>
        <draw:custom-shape draw:style-name="gr70" draw:text-style-name="P21" draw:layer="layout" svg:width="0.762cm" svg:height="0.381cm" svg:x="20.71cm" svg:y="10.472cm">
          <text:p text:style-name="P3"><text:span text:style-name="T3">Información</text:span></text:p>
          <text:p text:style-name="P3"><text:span text:style-name="T3">de dibujo en </text:span></text:p>
          <text:p text:style-name="P3"><text:span text:style-name="T3">pantalla</text:span></text:p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0.762cm" svg:height="0.381cm" svg:x="27.379cm" svg:y="10.393cm">
          <text:p text:style-name="P3"><text:span text:style-name="T3">Información</text:span></text:p>
          <text:p text:style-name="P3"><text:span text:style-name="T3">de dibujo en </text:span></text:p>
          <text:p text:style-name="P3"><text:span text:style-name="T3">pantalla</text:span></text:p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0.762cm" svg:height="0.381cm" svg:x="22.079cm" svg:y="5.793cm">
          <text:p text:style-name="P3"><text:span text:style-name="T3">Control de </text:span></text:p>
          <text:p text:style-name="P3"><text:span text:style-name="T3">Calibracion/</text:span></text:p>
          <text:p text:style-name="P3"><text:span text:style-name="T3">Posicion Ocular</text:span></text:p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0.762cm" svg:height="0.381cm" svg:x="26.381cm" svg:y="5.697cm">
          <text:p text:style-name="P3"><text:span text:style-name="T3">Control de </text:span></text:p>
          <text:p text:style-name="P3"><text:span text:style-name="T3">Calibracion/</text:span></text:p>
          <text:p text:style-name="P3"><text:span text:style-name="T3">Posicion Ocular</text:span></text:p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0.762cm" svg:height="0.381cm" draw:transform="rotate (1.5707963267949) translate (24.104cm 5.414cm)">
          <text:p text:style-name="P3"><text:span text:style-name="T3">Posición Ocular</text:span></text:p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0.762cm" svg:height="0.381cm" svg:x="24.823cm" svg:y="14.803cm">
          <text:p text:style-name="P3"><text:span text:style-name="T3">Resultado</text:span></text:p>
          <draw:enhanced-geometry svg:viewBox="0 0 21600 21600" draw:type="rectangle" draw:enhanced-path="M 0 0 L 21600 0 21600 21600 0 21600 0 0 Z N"/>
        </draw:custom-shape>
        <draw:frame draw:style-name="gr33" draw:text-style-name="P8" draw:layer="layout" svg:width="5.83cm" svg:height="1.319cm" svg:x="12.78cm" svg:y="18.052cm">
          <draw:text-box>
            <text:p><text:span text:style-name="T5">Entrada/Salida de unidad software: </text:span></text:p>
            <text:p><text:span text:style-name="T1">Conexión TCP/IP utilizando SSL contra el EYESERVER</text:span></text:p>
          </draw:text-box>
        </draw:frame>
        <draw:line draw:style-name="gr34" draw:text-style-name="P7" draw:layer="layout" svg:x1="10.791cm" svg:y1="18.469cm" svg:x2="12.605cm" svg:y2="18.469cm">
          <text:p/>
        </draw:line>
        <draw:frame draw:style-name="gr35" draw:text-style-name="P13" draw:layer="layout" svg:width="2.526cm" svg:height="0.725cm" svg:x="1.528cm" svg:y="13.195cm">
          <draw:text-box>
            <text:p><text:span text:style-name="T6">LEYENDA</text:span></text:p>
          </draw:text-box>
        </draw:frame>
        <draw:custom-shape draw:style-name="gr86" draw:text-style-name="P14" draw:layer="layout" svg:width="17.029cm" svg:height="5.953cm" svg:x="1.588cm" svg:y="13.89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4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2" xml:id="id57" draw:id="id57" draw:layer="layout" svg:width="1.889cm" svg:height="1.279cm" svg:x="4.851cm" svg:y="10.703cm">
          <text:p text:style-name="P15"><text:span text:style-name="T1">Cartel de</text:span></text:p>
          <text:p text:style-name="P15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7" draw:layer="layout" svg:x1="5.175cm" svg:y1="9.668cm" svg:x2="5.795cm" svg:y2="10.703cm" draw:start-shape="id40" draw:start-glue-point="1" draw:end-shape="id57" draw:end-glue-point="0" svg:d="M5175 9668h620v1035" svg:viewBox="0 0 621 1036">
          <text:p/>
        </draw:connector>
        <draw:custom-shape draw:style-name="gr59" draw:text-style-name="P21" draw:layer="layout" svg:width="0.889cm" svg:height="0.381cm" draw:transform="rotate (-1.5707963267949) translate (5.821cm 9.65cm)">
          <text:p text:style-name="P3"><text:span text:style-name="T3">Fallo</text:span></text:p>
          <draw:enhanced-geometry svg:viewBox="0 0 21600 21600" draw:type="rectangle" draw:enhanced-path="M 0 0 L 21600 0 21600 21600 0 21600 0 0 Z N"/>
        </draw:custom-shape>
        <draw:custom-shape draw:style-name="gr60" draw:text-style-name="P21" draw:layer="layout" svg:width="0.773cm" svg:height="0.306cm" svg:x="5.28cm" svg:y="9.268cm">
          <text:p text:style-name="P3"><text:span text:style-name="T3">Exito</text:span>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6.514cm" svg:y1="8.974cm" svg:x2="3.905cm" svg:y2="7.936cm" draw:start-shape="id39" draw:start-glue-point="6" draw:end-shape="id38" draw:end-glue-point="2" svg:d="M6514 8974h-2609v-1038" svg:viewBox="0 0 2610 1039">
          <text:p/>
        </draw:connector>
        <draw:custom-shape draw:style-name="gr89" draw:text-style-name="P10" xml:id="id58" draw:id="id58" draw:layer="layout" svg:width="0.889cm" svg:height="0.889cm" svg:x="1.205cm" svg:y="8.161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90" draw:text-style-name="P7" draw:layer="layout" svg:x1="2.094cm" svg:y1="8.605cm" svg:x2="2.912cm" svg:y2="7.917cm" draw:start-shape="id58" draw:start-glue-point="7" draw:end-shape="id38" draw:end-glue-point="4" svg:d="M2094 8605h818v-688" svg:viewBox="0 0 819 689">
          <text:p/>
        </draw:connector>
        <draw:custom-shape draw:style-name="gr91" draw:text-style-name="P10" xml:id="id59" draw:id="id59" draw:layer="layout" svg:width="0.889cm" svg:height="0.889cm" svg:x="13.416cm" svg:y="2.666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92" draw:text-style-name="P7" draw:layer="layout" svg:x1="13.86cm" svg:y1="3.555cm" svg:x2="15.219cm" svg:y2="4.624cm" draw:start-shape="id59" draw:start-glue-point="6" draw:end-shape="id21" draw:end-glue-point="4" svg:d="M13860 3555v534h1359v535" svg:viewBox="0 0 1360 1070">
          <text:p/>
        </draw:connector>
        <draw:custom-shape draw:style-name="gr29" draw:text-style-name="P5" xml:id="id60" draw:id="id60" draw:layer="layout" svg:width="0.889cm" svg:height="0.889cm" svg:x="24.097cm" svg:y="7.63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0" draw:text-style-name="P7" draw:layer="layout" svg:x1="24.097cm" svg:y1="8.079cm" svg:x2="23.079cm" svg:y2="9.248cm" draw:start-shape="id60" draw:start-glue-point="6" draw:end-shape="id46" draw:end-glue-point="6" svg:d="M24097 8079h-1018v1169" svg:viewBox="0 0 1019 1170">
          <text:p/>
        </draw:connector>
        <draw:connector draw:style-name="gr21" draw:text-style-name="P7" draw:layer="layout" svg:x1="24.986cm" svg:y1="8.079cm" svg:x2="26.073cm" svg:y2="9.262cm" draw:start-shape="id60" draw:start-glue-point="8" draw:end-shape="id47" draw:end-glue-point="6" svg:d="M24986 8079h1087v1183" svg:viewBox="0 0 1088 1184">
          <text:p/>
        </draw:connector>
        <draw:custom-shape draw:style-name="gr93" draw:text-style-name="P10" xml:id="id61" draw:id="id61" draw:layer="layout" svg:width="0.889cm" svg:height="0.889cm" svg:x="20.291cm" svg:y="13.432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90" draw:text-style-name="P7" draw:layer="layout" svg:x1="21.18cm" svg:y1="13.876cm" svg:x2="22.89cm" svg:y2="13.872cm" draw:start-shape="id61" draw:start-glue-point="7" draw:end-shape="id49" draw:end-glue-point="3" svg:d="M21180 13876h855v-4h855" svg:viewBox="0 0 1711 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07:11:53.787886828</meta:creation-date>
    <dc:date>2019-06-03T16:44:17.775117897</dc:date>
    <meta:editing-duration>PT9H49M34S</meta:editing-duration>
    <meta:editing-cycles>81</meta:editing-cycles>
    <meta:generator>LibreOffice/6.1.5.2$Linux_X86_64 LibreOffice_project/10$Build-2</meta:generator>
    <meta:document-statistic meta:object-count="228"/>
  </office:meta>
</office:document-meta>
</file>